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tiquaPSCyr-Regular" svg:font-family="AntiquaPSCyr-Regular" style:font-family-generic="roman" style:font-pitch="variable"/>
    <style:font-face style:name="AntiquaPSCyr-Regular-Slant_167" svg:font-family="AntiquaPSCyr-Regular-Slant_16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57c" officeooo:paragraph-rsid="001fc57c"/>
    </style:style>
    <style:style style:name="P2" style:family="paragraph" style:parent-style-name="Standard">
      <style:paragraph-properties fo:text-align="start" style:justify-single-word="false"/>
      <style:text-properties officeooo:paragraph-rsid="001fc57c"/>
    </style:style>
    <style:style style:name="P3" style:family="paragraph" style:parent-style-name="Standard">
      <style:paragraph-properties fo:text-align="start" style:justify-single-word="false"/>
      <style:text-properties style:font-name="AntiquaPSCyr-Regular-Slant_167" fo:font-size="12pt" officeooo:rsid="001fc57c" officeooo:paragraph-rsid="001fc57c" style:font-size-asian="12pt"/>
    </style:style>
    <style:style style:name="P4" style:family="paragraph" style:parent-style-name="Standard">
      <style:paragraph-properties fo:text-align="start" style:justify-single-word="false"/>
      <style:text-properties style:font-name="AntiquaPSCyr-Regular" fo:font-size="12pt" fo:language="ru" fo:country="RU" officeooo:rsid="001fc57c" officeooo:paragraph-rsid="001fc57c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AntiquaPSCyr-Regular" fo:font-size="12pt" fo:language="ru" fo:country="RU" officeooo:rsid="001fc57c" officeooo:paragraph-rsid="001fc57c" style:font-size-asian="12pt"/>
    </style:style>
    <style:style style:name="P6" style:family="paragraph" style:parent-style-name="Standard">
      <style:paragraph-properties fo:text-align="start" style:justify-single-word="false"/>
      <style:text-properties officeooo:paragraph-rsid="0021c926"/>
    </style:style>
    <style:style style:name="P7" style:family="paragraph" style:parent-style-name="Standard">
      <style:paragraph-properties fo:text-align="start" style:justify-single-word="false"/>
      <style:text-properties officeooo:rsid="001fc57c" officeooo:paragraph-rsid="001fc57c"/>
    </style:style>
    <style:style style:name="P8" style:family="paragraph" style:parent-style-name="Standard">
      <style:paragraph-properties fo:text-align="start" style:justify-single-word="false"/>
      <style:text-properties officeooo:rsid="0021c926" officeooo:paragraph-rsid="0021c926"/>
    </style:style>
    <style:style style:name="P9" style:family="paragraph" style:parent-style-name="Standard">
      <style:paragraph-properties fo:text-align="start" style:justify-single-word="false"/>
      <style:text-properties officeooo:rsid="00239ae7" officeooo:paragraph-rsid="00239ae7"/>
    </style:style>
    <style:style style:name="P10" style:family="paragraph" style:parent-style-name="Preformatted_20_Text">
      <style:paragraph-properties fo:text-align="start" style:justify-single-word="false"/>
      <style:text-properties officeooo:rsid="0021c926" officeooo:paragraph-rsid="0021c926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39ae7"/>
    </style:style>
    <style:style style:name="T1" style:family="text">
      <style:text-properties officeooo:rsid="001fc57c"/>
    </style:style>
    <style:style style:name="T2" style:family="text">
      <style:text-properties style:font-name="AntiquaPSCyr-Regular" fo:font-size="12pt" fo:language="en" fo:country="US" officeooo:rsid="001fc57c" style:font-size-asian="12pt"/>
    </style:style>
    <style:style style:name="T3" style:family="text">
      <style:text-properties style:font-name="AntiquaPSCyr-Regular" fo:font-size="12pt" fo:language="ru" fo:country="RU" officeooo:rsid="001fc57c" style:font-size-asian="12pt"/>
    </style:style>
    <style:style style:name="T4" style:family="text">
      <style:text-properties fo:language="ru" fo:country="RU" officeooo:rsid="001fc57c"/>
    </style:style>
    <style:style style:name="T5" style:family="text">
      <style:text-properties style:font-name="AntiquaPSCyr-Regular-Slant_167" fo:font-size="12pt" style:font-size-asian="12pt"/>
    </style:style>
    <style:style style:name="T6" style:family="text">
      <style:text-properties style:font-name="AntiquaPSCyr-Regular-Slant_167" fo:font-size="12pt" officeooo:rsid="0021c926" style:font-size-asian="12pt"/>
    </style:style>
    <style:style style:name="T7" style:family="text">
      <style:text-properties style:font-name="AntiquaPSCyr-Regular-Slant_167" fo:font-size="12pt" fo:language="en" fo:country="US" style:font-size-asian="12pt"/>
    </style:style>
    <style:style style:name="T8" style:family="text">
      <style:text-properties style:font-name="AntiquaPSCyr-Regular-Slant_167" fo:font-size="12pt" fo:language="ru" fo:country="RU" officeooo:rsid="0021c926" style:font-size-asian="12pt"/>
    </style:style>
    <style:style style:name="T9" style:family="text">
      <style:text-properties officeooo:rsid="0021c926"/>
    </style:style>
    <style:style style:name="T10" style:family="text">
      <style:text-properties fo:font-size="12pt" fo:language="en" fo:country="US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<text:span text:style-name="T9">2</text:span></text:p>
      <text:p text:style-name="P1">МиСПИСиТ</text:p>
      <text:p text:style-name="P1"/>
      <text:p text:style-name="P2"><text:span text:style-name="T1">1. Загрузит</text:span><text:span text:style-name="T4">е</text:span><text:span text:style-name="T1"> пособие </text:span><text:span text:style-name="T3">Блинков Ю.А. Проектирование информационных систем (_13344.</text:span><text:span text:style-name="T2">pdf</text:span><text:span text:style-name="T3">)</text:span></text:p>
      <text:p text:style-name="P6"><text:span text:style-name="T2">2. </text:span><text:span text:style-name="T3">С помощью </text:span><text:span text:style-name="T2">python2 </text:span><text:span text:style-name="T3">запустите программу </text:span><text:span text:style-name="T8">tdweb.py</text:span></text:p>
      <text:p text:style-name="P3">3. Исправить ошибки в программе <text:span text:style-name="T9">таким образом чтобы получить корректно работающий веб интерфейс поиска телефонных номеров.</text:span> </text:p>
      <text:p text:style-name="P3">4. <text:span text:style-name="T9">Добавьте страницу авторизации для доступа к поиску по логину и паролю.</text:span></text:p>
      <text:p text:style-name="P7"><text:span text:style-name="T5">5. </text:span><text:span text:style-name="T6">Используйте хэшированный пароль с солью (в программе или базе данных хранится только хэшированный пароль)</text:span><text:span text:style-name="T7">.</text:span></text:p>
      <text:p text:style-name="P9"><text:span text:style-name="T7">6. Расскажите про организацию веб доступа и особенности авторизации.</text:span></text:p>
      <text:p text:style-name="P7"><text:span text:style-name="T7"/></text:p>
      <text:p text:style-name="P8"><text:span text:style-name="T7">Подсказка:</text:span></text:p>
      <text:p text:style-name="P10"><text:span text:style-name="Source_20_Text"><text:span text:style-name="T10">import hashlib, uuid</text:span></text:span></text:p>
      <text:p text:style-name="Preformatted_20_Text"><text:span text:style-name="Source_20_Text">salt = uuid.uuid4().hex</text:span></text:p>
      <text:p text:style-name="P11"><text:span text:style-name="Source_20_Text">password = 'test_password'</text:span></text:p>
      <text:p text:style-name="P11"><text:span text:style-name="Source_20_Text">hashed_password = hashlib.sha512(password + salt).hexdigest()</text:span></text:p>
      <text:p text:style-name="P8"><text:span text:style-name="T7"/></text:p>
      <text:p text:style-name="P4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tiquaPSCyr-Regular" svg:font-family="AntiquaPSCyr-Regular" style:font-family-generic="roman" style:font-pitch="variable"/>
    <style:font-face style:name="AntiquaPSCyr-Regular-Slant_167" svg:font-family="AntiquaPSCyr-Regular-Slant_167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2:55:44.706000000</meta:creation-date>
    <dc:date>2017-03-03T09:29:56.253503893</dc:date>
    <meta:editing-duration>PT19M28S</meta:editing-duration>
    <meta:editing-cycles>3</meta:editing-cycles>
    <meta:generator>LibreOffice/5.1.5.2$Linux_x86 LibreOffice_project/10m0$Build-2</meta:generator>
    <meta:document-statistic meta:table-count="0" meta:image-count="0" meta:object-count="0" meta:page-count="1" meta:paragraph-count="13" meta:word-count="88" meta:character-count="676" meta:non-whitespace-character-count="600"/>
  </office:meta>
</office:document-meta>
</file>